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. PROJENİN SAĞLADIĞI GEREKSİNİMLER</text:h>
      <text:h text:style-name="Heading_20_2" text:outline-level="2">Fonksiyonel Gereksinimler</text:h>
      <text:p text:style-name="Standard">1. OCPP-CAN Köprü Fonksiyonu:<text:line-break/>- OCPP 1.6 → CAN-Bus frame dönüşümü<text:line-break/>- RemoteStartTransaction → CAN ID 0x200<text:line-break/>- RemoteStopTransaction → CAN ID 0x201<text:line-break/>- SetChargingProfile → CAN ID 0x210<text:line-break/>- MeterValues → CAN ID 0x300</text:p>
      <text:p text:style-name="Standard">2. Blockchain Kayıt Sistemi:<text:line-break/>- Tüm OCPP komutları ve CAN frame'leri blockchain’e kaydedilir<text:line-break/>- SHA-256 hash zinciri<text:line-break/>- ECDSA dijital imza<text:line-break/>- Değiştirilemez, tamper-evident kayıt</text:p>
      <text:p text:style-name="Standard">3. Saldırı Tespit Sistemi:<text:line-break/>- 10 anomali senaryosu<text:line-break/>- Rule-based IDS (8+ kural)<text:line-break/>- ML-based IDS (Isolation Forest)<text:line-break/>- Gerçek zamanlı alert üretimi</text:p>
      <text:p text:style-name="Standard">4. Gerçek Zamanlı İzleme:<text:line-break/>- Web dashboard<text:line-break/>- Blockchain istatistikleri<text:line-break/>- Alert listesi ve trafik analizi<text:line-break/>- Otomatik yenileme: 3 saniye</text:p>
      <text:p text:style-name="Standard">5. Saldırı Simülasyonu:<text:line-break/>- 8+ saldırı tipi<text:line-break/>- CLI üzerinden test<text:line-break/>- IDS tarafından tespit edilebilir</text:p>
      <text:h text:style-name="Heading_20_2" text:outline-level="2">Fonksiyonel Olmayan Gereksinimler</text:h>
      <text:p text:style-name="Standard">- Performans: Alert tespit &lt; 100ms<text:line-break/>- Güvenilirlik: %99+ uptime<text:line-break/>- Güvenlik: Blockchain bütünlüğü, dijital imza<text:line-break/><text:soft-page-break/>- Kullanılabilirlik: Dashboard kullanıcı dostu<text:line-break/>- Taşınabilirlik: Linux (tam), Windows (sınırlı)</text:p>
      <text:h text:style-name="Heading_20_1" text:outline-level="1">2. ELE ALINAN YAZILIM MÜHENDİSLİĞİ SORUNLARI</text:h>
      <text:p text:style-name="Standard">1. Protokol Köprüleme:<text:line-break/>- OCPP ↔ CAN-Bus<text:line-break/>- Çözüm: Mapping tablosu, protokol dönüşüm, hata yönetimi<text:line-break/>- Prensipler: Separation of Concerns, Abstraction, Error Handling</text:p>
      <text:p text:style-name="Standard">2. Veri Bütünlüğü:<text:line-break/>- Kritik mesajların değiştirilebilme riski<text:line-break/>- Çözüm: Blockchain logging, SHA-256, ECDSA<text:line-break/>- Prensipler: Immutability, Chain of Trust, Non-repudiation</text:p>
      <text:p text:style-name="Standard">3. Saldırı Tespiti:<text:line-break/>- Bilinen/bilinmeyen saldırıları gerçek zamanlı tespit<text:line-break/>- Çözüm: Hybrid IDS, otomatik alert<text:line-break/>- Prensipler: Strategy Pattern, Extensibility, Performance</text:p>
      <text:p text:style-name="Standard">4. Sistem Görünürlüğü:<text:line-break/>- Sistem durumu izleme<text:line-break/>- Çözüm: Web dashboard, REST API, WebSocket<text:line-break/>- Prensipler: Observer Pattern, API Design, UX</text:p>
      <text:p text:style-name="Standard">5. Test ve Doğrulama:<text:line-break/>- Saldırı senaryolarının güvenli test edilmesi<text:line-break/>- Çözüm: Attack simulator, senaryo tabanlı test<text:line-break/>- Prensipler: Testability, Isolation, Reproducibility</text:p>
      <text:h text:style-name="Heading_20_1" text:outline-level="1">3. ARAYÜZ VE HİZMETLER</text:h>
      <text:h text:style-name="Heading_20_2" text:outline-level="2">3.1 Web Dashboard (Streamlit)</text:h>
      <text:p text:style-name="Standard">- URL: http://localhost:8501<text:line-break/>- Bölümler:<text:line-break/> <text:s/>1. Key Metrics<text:line-break/> <text:s/>2. Real-Time Alerts<text:line-break/> <text:s/>3. Blockchain Durumu<text:line-break/> <text:s/>4. Son Bloklar Tablosu<text:line-break/><text:soft-page-break/> <text:s/>5. Trafik Analizi<text:line-break/>- Özellikler: 3s auto-refresh, responsive, interactive charts, real-time updates</text:p>
      <text:h text:style-name="Heading_20_2" text:outline-level="2">3.2 CLI Arayüzü – Attack Simulator</text:h>
      <text:p text:style-name="Standard">```bash<text:line-break/>python attack_simulator.py --attack injection<text:line-break/>python attack_simulator.py --attack mitm --mitm-scenario start_to_stop<text:line-break/>python attack_simulator.py --attack ocpp_flood --ocpp-rate 20<text:line-break/>```</text:p>
      <text:h text:style-name="Heading_20_2" text:outline-level="2">Hizmet Ettiği Amaçlar</text:h>
      <text:p text:style-name="Standard">- Güvenlik izleme<text:line-break/>- Sistem yönetimi<text:line-break/>- Araştırma ve eğitim<text:line-break/>- Denetim ve uyumluluk</text:p>
      <text:h text:style-name="Heading_20_1" text:outline-level="1">4. PROJE MİMARİSİ</text:h>
      <text:h text:style-name="Heading_20_2" text:outline-level="2">4.1 Katmanlı Mimari</text:h>
      <text:p text:style-name="Standard">Presentation Layer (Dashboard)<text:line-break/>Application Layer (API Server)<text:line-break/>Business Logic Layer (Bridge)<text:line-break/>Security Layer (Blockchain)<text:line-break/>Data Layer (CAN-Bus)</text:p>
      <text:h text:style-name="Heading_20_2" text:outline-level="2">4.2 Bileşen Mimarisi</text:h>
      <text:p text:style-name="Standard">CSMS (WebSocket Server)<text:line-break/> <text:s text:c="2"/>│ OCPP 1.6<text:line-break/>SECURE BRIDGE<text:line-break/> <text:s text:c="2"/>│<text:line-break/> <text:s text:c="2"/>├─ Blockchain<text:line-break/> <text:s text:c="2"/>├─ IDS<text:line-break/> <text:s text:c="2"/>└─ CAN Handler<text:line-break/>Dashboard (Streamlit)<text:line-break/>API Server (FastAPI)<text:line-break/>Attack Simulator</text:p>
      <text:h text:style-name="Heading_20_1" text:outline-level="1"><text:soft-page-break/>5. İŞLEVSELLİKLERİN KARŞILANMASI</text:h>
      <text:p text:style-name="Standard">Kullanıcı Arabirimi:<text:line-break/>- Web Dashboard ✅<text:line-break/>- CLI Arayüzü ✅<text:line-break/><text:line-break/>İşlem Yönetimi:<text:line-break/>- OCPP-CAN Köprü ✅<text:line-break/>- Blockchain İşlemleri ✅<text:line-break/>- IDS İşlemleri ✅<text:line-break/><text:line-break/>Veri Yönetimi:<text:line-break/>- Blockchain veri saklama ✅<text:line-break/>- IDS verileri ✅<text:line-break/>- API verileri ✅</text:p>
      <text:h text:style-name="Heading_20_1" text:outline-level="1">6. BAŞKA PROJELERDEN YARARLANMA</text:h>
      <text:p text:style-name="Standard">1. Python-OCPP1.6-Simulator – OCPP client &amp; WebSocket<text:line-break/>2. Canbus-Environment – python-can, vcan0 setup<text:line-break/>3. ChargeSentinel – Dashboard &amp; alert visualization<text:line-break/><text:line-break/>Özgün Katkılar:<text:line-break/>- Blockchain entegrasyonu<text:line-break/>- Hybrid IDS sistemi<text:line-break/>- 10 anomali senaryosu<text:line-break/>- Gerçek zamanlı dashboard<text:line-break/>- Attack simulator<text:line-break/>- Kapsamlı dokümantasyon</text:p>
      <text:h text:style-name="Heading_20_1" text:outline-level="1">7. TASARIM BELGESİ VE DURUM RAPORU</text:h>
      <text:p text:style-name="Standard">- Tasarımlar: COMPREHENSIVE_PROJECT_DOCUMENTATION.md<text:line-break/>- Durum: %90 tamamlandı, test durumu başarılı<text:line-break/>- Kod İstatistikleri: ~4,640 satır, 21 modül, 15+ test senaryosu</text:p>
      <text:h text:style-name="Heading_20_1" text:outline-level="1"><text:soft-page-break/>8. SÜRÜM KONTROL DEPOSU</text:h>
      <text:p text:style-name="Standard">- Platform: GitHub<text:line-break/>- Repo URL: https://github.com/sennaates/elektrikli-arac-sarj-istasyon-guvenligi-g10<text:line-break/>- Branch: güncelsimülasyonumuz<text:line-break/>- Commit Stratejisi: feat, fix, docs, test, refactor</text:p>
      <text:h text:style-name="Heading_20_1" text:outline-level="1">9. GENEL BAKIŞ</text:h>
      <text:p text:style-name="Standard">- Proje adı: Secure OCPP-to-CAN Bridge<text:line-break/>- Lider: Sude Demir / Sudem Cücemen<text:line-break/>- Ekip: 11 kişi<text:line-break/>- Tür: Akademik Araştırma Projesi<text:line-break/>- Asansör konuşması: Elektrikli araç şarj istasyonları için güvenli OCPP-CAN köprü ve real-time saldırı tespiti</text:p>
      <text:h text:style-name="Heading_20_1" text:outline-level="1">10. PROGRAMCI KILAVUZU</text:h>
      <text:p text:style-name="Standard">- Proje Yapısı<text:line-break/>- Kurulum ve Geliştirme Ortamı<text:line-break/>- Kod Organizasyonu<text:line-break/>- API Referansı<text:line-break/>- Modül Dokümantasyonu<text:line-break/>- Geliştirme Standartları<text:line-break/>- Test Etme<text:line-break/>- Hata Ayıklama<text:line-break/>- Katkıda Bulunma</text:p>
      <text:h text:style-name="Heading_20_1" text:outline-level="1">✅ ÖZET</text:h>
      <text:p text:style-name="Standard">- Proje gereksinimleri, mimari, arayüz, işlevsellik, referans projeler ve sürüm kontrolü detaylı şekilde dokümante edildi.<text:line-break/>- PDF dokümanı olarak kullanılabilir.<text:line-break/>Son Güncelleme: 23 Kasım 202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5-11-23T22:45:34.468911817</dc:date>
    <meta:editing-duration>PT1M24S</meta:editing-duration>
    <meta:generator>LibreOffice/24.2.7.2$Linux_X86_64 LibreOffice_project/420$Build-2</meta:generator>
    <meta:document-statistic meta:table-count="0" meta:image-count="0" meta:object-count="0" meta:page-count="5" meta:paragraph-count="41" meta:word-count="635" meta:character-count="4497" meta:non-whitespace-character-count="3876"/>
    <meta:user-defined meta:name="AppVersion">14.0000</meta:user-defined>
    <meta:template xlink:type="simple" xlink:actuate="onRequest" xlink:title="Normal.dotm" xlink:href=""/>
  </office:meta>
</office:document-meta>
</file>